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2.798cm" fo:min-width="2.54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2.798cm" fo:min-width="2.54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2.748cm" fo:min-width="2.49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0000" draw:textarea-horizontal-align="justify" draw:textarea-vertical-align="middle" draw:auto-grow-height="false" fo:min-height="2.748cm" fo:min-width="2.498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f0000"/>
      <style:paragraph-properties fo:text-align="center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0.5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0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6.6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3.048cm" svg:x="3.651cm" svg:y="6.64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6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6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6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6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6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12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15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18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0.5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3.6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6.6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9.7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2.7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5.8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18.851cm" svg:y="21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3.048cm" svg:x="21.951cm" svg:y="21.6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3.048cm" svg:x="12.751cm" svg:y="6.64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3.048cm" svg:x="18.851cm" svg:y="15.64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3.048cm" svg:x="6.651cm" svg:y="12.643cm">
          <text:p text:style-name="P2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3.048cm" svg:x="3.651cm" svg:y="9.643cm">
          <text:p text:style-name="P4"><text:span text:style-name="T2">fs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3.048cm" svg:x="6.651cm" svg:y="6.643cm">
          <text:p text:style-name="P4"><text:span text:style-name="T2">fs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3T12:24:36.305814971</meta:creation-date>
    <dc:date>2020-04-23T12:40:30.754355268</dc:date>
    <meta:editing-duration>PT48S</meta:editing-duration>
    <meta:editing-cycles>2</meta:editing-cycles>
    <meta:generator>LibreOffice/6.4.2.2$Linux_X86_64 LibreOffice_project/40$Build-2</meta:generator>
    <meta:document-statistic meta:object-count="67"/>
  </office:meta>
</office:document-meta>
</file>